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9.5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9.5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9.5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9.5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9.5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9.5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9.5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9.5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9.5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9.5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9.5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</office:automatic-styles>
  <office:body>
    <office:text>
      <text:p text:style-name="P1"><text:span text:style-name="T1">ACCEPTANCE FORM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>Date: </text:span></text:p>
      <text:p text:style-name="P2"><text:span text:style-name="T2"/></text:p>
      <text:p text:style-name="P2"><text:span text:style-name="T3">To: ASIA TECHNOLOGICAL SCHOOL OF SCIENCE AND ARTS </text:span></text:p>
      <text:p text:style-name="P2"><text:span text:style-name="T3">Subject: Acceptance of your OJT Student </text:span></text:p>
      <text:p text:style-name="P2"><text:span text:style-name="T3"/></text:p>
      <text:p text:style-name="P2"><text:span text:style-name="T4">This is to signify the approval of the OJT Training request of your student<text:s/></text:span><text:span text:style-name="T5">De Chavez, Lian James B</text:span><text:span text:style-name="T6">.</text:span><text:span text:style-name="T7"><text:s/>He/She will be assigned to our company with the following job details: </text:span></text:p>
      <text:p text:style-name="P2"><text:span text:style-name="T7"/></text:p>
      <text:p text:style-name="P2"><text:span text:style-name="T7"/></text:p>
      <text:p text:style-name="P2"><text:span text:style-name="T7">Job Title :<text:s text:c="23"/>Cybersecurity</text:span></text:p>
      <text:p text:style-name="P2"><text:span text:style-name="T7">Department :<text:s text:c="18"/>Cybersecurity team</text:span><text:span text:style-name="T8"/></text:p>
      <text:p text:style-name="P2"><text:span text:style-name="T9">Immediate Superior :<text:s text:c="6"/>________________________ </text:span></text:p>
      <text:p text:style-name="P2"><text:span text:style-name="T9">Work Schedule :<text:s text:c="13"/></text:span><text:span text:style-name="T10">Monday to Friday</text:span></text:p>
      <text:p text:style-name="P2"><text:span text:style-name="T11">Hours to complete :<text:s text:c="8"/>486 hours</text:span></text:p>
      <text:p text:style-name="P2"><text:span text:style-name="T11">Date of effectivity from : ________________________</text:span></text:p>
      <text:p text:style-name="P2"><text:span text:style-name="T11">Working Hours :<text:s text:c="13"/>8 hours/ day</text:span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>Noted by:<text:s text:c="2"/></text:span></text:p>
      <text:p text:style-name="P2"><text:span text:style-name="T11"><text:s text:c="2"/></text:span></text:p>
      <text:p text:style-name="P2"><text:span text:style-name="T11">Lorenzo D. Zavalla</text:span></text:p>
      <text:p text:style-name="P2"><text:span text:style-name="T11">Company Representative/ HRD </text:span></text:p>
      <text:p text:style-name="P2"><text:span text:style-name="T11"/></text:p>
      <text:p text:style-name="P2"><text:span text:style-name="T11">CEO</text:span></text:p>
      <text:p text:style-name="P2"><text:span text:style-name="T11">Position </text:span></text:p>
      <text:p text:style-name="P2"><text:span text:style-name="T11"/></text:p>
      <text:p text:style-name="P2"><text:span text:style-name="T11">Email address:<text:s text:c="2"/></text:span></text:p>
      <text:p text:style-name="P2"><text:span text:style-name="T11"/></text:p>
      <text:p text:style-name="P2"><text:span text:style-name="T11"/></text:p>
      <text:p text:style-name="P2"><text:span text:style-name="T11">CONFORME:<text:s text:c="2"/></text:span></text:p>
      <text:p text:style-name="P2"><text:span text:style-name="T11"/></text:p>
      <text:p text:style-name="P2"><text:span text:style-name="T11"/></text:p>
      <text:p text:style-name="P2"><text:span text:style-name="T11">De Chavez, Lian James B.</text:span></text:p>
      <text:p text:style-name="P2"><text:span text:style-name="T11">Trainee </text:span></text:p>
      <text:p text:style-name="P2"><text:span text:style-name="T11"/></text:p>
      <text:p text:style-name="P2"><text:span text:style-name="T11"/></text:p>
      <text:p text:style-name="P2"><text:span text:style-name="T11">Catherine C. Oliva</text:span></text:p>
      <text:p text:style-name="P2"><text:span text:style-name="T11">Program/OJT Coordinator</text:span></text:p>
      <text:p text:style-name="P2"><text:span text:style-name="T11"/></text:p>
      <text:p text:style-name="P2"><text:span text:style-name="T11"/></text:p>
      <text:p text:style-name="P2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